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Doc: Metal Heaven</text:p>
      <text:p text:style-name="P1"/>
      <text:p text:style-name="P1">Status: Under Heavy Development</text:p>
      <text:p text:style-name="P1"/>
      <text:p text:style-name="P2">Story:</text:p>
      <text:p text:style-name="P2"/>
      <text:p text:style-name="P2"><text:tab/>Privately funded medical research facility and molecular engineering company, AMR (Artificial <text:s/>Molecular Robotics) has claimed to have created extended weaponry limbs and even fully operational cyborg bodies. The devices were so efficient and low priced they made M16s look like a heavy investment. Of coarse, the United States saw an opportunity and took it. They ordered only 10 soldier enhancements. The cyborgs took up their first campaign in the war of terror. They produced results so outstanding that some weren't even called to the field. After that the United States bought AMR. After the war we all reported to Metal Heaven, the AMR's central base located on Islas Revillagigedo (a chain of islands off the south western cost of Mexico.) When i woke up 15 hours ago all I heard were gun shots. One of my comrades were dragging me out of bed. <text:s/>He briefed me while we ran for our life to the armory. We were under attack when classified information got out on the war. Every country was after us. Apparently our government isn't taking rescuing us as priority right now. But till then, i'll show these guys what real metal is made out of!</text:p>
      <text:p text:style-name="P2"/>
      <text:p text:style-name="P2">Project :</text:p>
      <text:p text:style-name="P2"/>
      <text:p text:style-name="P2"><text:tab/>We will be creating a top down shooter that utilizes SFML and Lua to create the game. We have created a map editor that will handle the creation of the map files. The map editor can view maps and create maps of very large sizes. We can actually bind or attach lua files to the map editor (basically a lua file binded to a map holds all the rules such as rain and what to do when on a coordinate and such.)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ichael Redford</meta:initial-creator>
    <meta:creation-date>2010-12-02T06:30:26</meta:creation-date>
    <dc:creator>Michael Redford</dc:creator>
    <dc:date>2010-12-02T12:14:38</dc:date>
    <dc:language>en-US</dc:language>
    <meta:editing-cycles>32</meta:editing-cycles>
    <meta:editing-duration>PT5H44M16S</meta:editing-duration>
    <meta:user-defined meta:name="Info 1"/>
    <meta:user-defined meta:name="Info 2"/>
    <meta:user-defined meta:name="Info 3"/>
    <meta:user-defined meta:name="Info 4"/>
    <meta:document-statistic meta:table-count="0" meta:image-count="0" meta:object-count="0" meta:page-count="1" meta:paragraph-count="6" meta:word-count="289" meta:character-count="1624"/>
  </office:meta>
</office:document-meta>
</file>